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start="Arrow" draw:marker-end="" draw:fill="none" draw:textarea-vertical-align="middle"/>
    </style:style>
    <style:style style:name="gr3" style:family="graphic" style:parent-style-name="objectwithoutfill">
      <style:graphic-properties draw:marker-start="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163cm"/>
    </style:style>
    <style:style style:name="gr8" style:family="graphic" style:parent-style-name="objectwithoutfill">
      <style:graphic-properties draw:stroke="dash" draw:stroke-dash="Fine_20_Dashed" draw:marker-end="Arrow" draw:marker-end-width="0.3cm" svg:stroke-opacity="80%"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end="Arrow" draw:marker-end-width="0.3cm" svg:stroke-opacity="80%" draw:fill="none" draw:textarea-vertical-align="middle"/>
    </style:style>
    <style:style style:name="gr10" style:family="graphic" style:parent-style-name="Objeto_20_sin_20_relleno_20_ni_20_línea">
      <style:graphic-properties draw:textarea-vertical-align="middle" draw:ole-draw-aspect="1" style:protect="size"/>
    </style:style>
    <style:style style:name="gr11" style:family="graphic" style:parent-style-name="objectwithoutfill">
      <style:graphic-properties draw:marker-end="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nux Libertine Display O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-33% 58%" style:font-name="Linux Libertine Display O" fo:font-size="12pt" style:font-size-asian="12pt" style:font-size-complex="12pt"/>
    </style:style>
    <style:style style:name="T3" style:family="text">
      <style:text-properties style:text-position="0% 100%" style:font-name="Linux Libertine Display 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onnector draw:style-name="gr1" draw:text-style-name="P1" xml:id="id8" draw:id="id8" draw:layer="layout" draw:type="line" svg:x1="4.706cm" svg:y1="2cm" svg:x2="6.6cm" svg:y2="4.691cm" draw:end-shape="id1" draw:end-glue-point="3" svg:d="M4706 2000l1894 2691" svg:viewBox="0 0 1895 2692">
          <text:p/>
        </draw:connector>
        <draw:connector draw:style-name="gr1" draw:text-style-name="P1" xml:id="id1" draw:id="id1" draw:layer="layout" draw:type="line" svg:x1="3.373cm" svg:y1="6.347cm" svg:x2="6.6cm" svg:y2="4.691cm" svg:d="M3373 6347l3227-1656" svg:viewBox="0 0 3228 1657">
          <text:p/>
        </draw:connector>
        <draw:connector draw:style-name="gr2" draw:text-style-name="P1" draw:layer="layout" draw:type="line" svg:x1="8.426cm" svg:y1="2.416cm" svg:x2="8.426cm" svg:y2="8.7cm" svg:d="M8426 2416v6284" svg:viewBox="0 0 1 6285">
          <text:p/>
        </draw:connector>
        <draw:connector draw:style-name="gr3" draw:text-style-name="P1" draw:layer="layout" draw:type="line" svg:x1="7.791cm" svg:y1="7.534cm" svg:x2="13.7cm" svg:y2="7.534cm" svg:d="M7791 7534h5909" svg:viewBox="0 0 5910 1">
          <text:p/>
        </draw:connector>
        <draw:connector draw:style-name="gr1" draw:text-style-name="P1" draw:layer="layout" draw:type="line" svg:x1="8.4cm" svg:y1="3.2cm" svg:x2="12.273cm" svg:y2="7.536cm" svg:d="M8400 3200l3873 4336" svg:viewBox="0 0 3874 4337">
          <text:p/>
        </draw:connector>
        <draw:frame draw:style-name="gr4" draw:text-style-name="P2" draw:layer="layout" svg:width="0.9cm" svg:height="1.1cm" svg:x="2.6cm" svg:y="6.4cm">
          <draw:text-box>
            <text:p><text:span text:style-name="T1">P</text:span><text:span text:style-name="T2">1</text:span></text:p>
          </draw:text-box>
        </draw:frame>
        <draw:frame draw:style-name="gr4" draw:text-style-name="P2" draw:layer="layout" svg:width="0.9cm" svg:height="1.1cm" svg:x="6.8cm" svg:y="4.1cm">
          <draw:text-box>
            <text:p><text:span text:style-name="T1">P</text:span><text:span text:style-name="T2">2</text:span></text:p>
          </draw:text-box>
        </draw:frame>
        <draw:frame draw:style-name="gr4" draw:text-style-name="P2" draw:layer="layout" svg:width="0.9cm" svg:height="1.1cm" svg:x="4.8cm" svg:y="1.4cm">
          <draw:text-box>
            <text:p><text:span text:style-name="T1">P</text:span><text:span text:style-name="T2">3</text:span></text:p>
          </draw:text-box>
        </draw:frame>
        <draw:custom-shape draw:style-name="gr5" draw:text-style-name="P3" xml:id="id4" draw:id="id4" draw:layer="layout" svg:width="0.4cm" svg:height="0.4cm" svg:x="6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0.4cm" svg:height="0.4cm" svg:x="8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0.4cm" svg:height="0.4cm" svg:x="1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0.4cm" svg:height="0.4cm" svg:x="8.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4cm" svg:height="0.9cm" svg:x="10.9cm" svg:y="7.6cm">
          <draw:text-box>
            <text:p><text:span text:style-name="T3">(1; </text:span><text:span text:style-name="T3">0)</text:span><text:span text:style-name="T2"> </text:span></text:p>
          </draw:text-box>
        </draw:frame>
        <draw:frame draw:style-name="gr7" draw:text-style-name="P2" draw:layer="layout" svg:width="1.5cm" svg:height="1.413cm" svg:x="8.4cm" svg:y="2.387cm">
          <draw:text-box>
            <text:p><text:span text:style-name="T3">(0</text:span><text:span text:style-name="T3">; </text:span><text:span text:style-name="T3">1)</text:span><text:span text:style-name="T2"> </text:span></text:p>
          </draw:text-box>
        </draw:frame>
        <draw:connector draw:style-name="gr8" draw:text-style-name="P1" draw:layer="layout" draw:type="curve" svg:x1="3.401cm" svg:y1="6.501cm" svg:x2="8.2cm" svg:y2="7.5cm" draw:start-shape="id2" draw:start-glue-point="8" draw:end-shape="id3" draw:end-glue-point="6" svg:d="M3401 6501c0 666 1599 999 4799 999" svg:viewBox="0 0 4800 1000">
          <text:p/>
        </draw:connector>
        <draw:connector draw:style-name="gr9" draw:text-style-name="P1" draw:layer="layout" draw:type="curve" svg:x1="6.6cm" svg:y1="4.8cm" svg:x2="12.2cm" svg:y2="7.4cm" draw:start-shape="id4" draw:start-glue-point="8" draw:end-shape="id5" draw:end-glue-point="4" svg:d="M6600 4800c0 1951 5600 652 5600 2600" svg:viewBox="0 0 5601 2601">
          <text:p/>
        </draw:connector>
        <draw:connector draw:style-name="gr9" draw:text-style-name="P1" draw:layer="layout" draw:type="curve" svg:x1="4.701cm" svg:y1="2.301cm" svg:x2="8.2cm" svg:y2="3.3cm" draw:start-shape="id6" draw:start-glue-point="8" draw:end-shape="id7" draw:end-glue-point="6" svg:d="M4701 2301c0 666 1166 999 3499 999" svg:viewBox="0 0 3500 1000">
          <text:p/>
        </draw:connector>
        <draw:frame draw:style-name="gr10" draw:text-style-name="P3" draw:layer="layout" svg:width="0.47cm" svg:height="0.318cm" svg:x="7.723cm" svg:y="2.5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3" draw:layer="controls" svg:width="1.999cm" svg:height="0.999cm" svg:x="12.7cm" svg:y="7.7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3" draw:layer="controls" svg:width="1.999cm" svg:height="0.999cm" svg:x="4.801cm" svg:y="7.6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1" draw:text-style-name="P1" draw:layer="controls" svg:x1="1.7cm" svg:y1="7.5cm" svg:x2="6cm" svg:y2="7.5cm">
          <text:p/>
        </draw:line>
        <draw:line draw:style-name="gr11" draw:text-style-name="P1" draw:layer="controls" svg:x1="1.7cm" svg:y1="7.5cm" svg:x2="1.7cm" svg:y2="3.3cm">
          <text:p/>
        </draw:line>
        <draw:frame draw:style-name="gr10" draw:text-style-name="P3" draw:layer="controls" svg:width="0.471cm" svg:height="0.47cm" svg:x="1.115cm" svg:y="3.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1" draw:text-style-name="P1" draw:layer="controls" draw:type="line" svg:x1="3.373cm" svg:y1="6.347cm" svg:x2="4.706cm" svg:y2="2cm" draw:start-shape="id1" draw:start-glue-point="2" draw:end-shape="id8" draw:end-glue-point="2" svg:d="M3373 6347l1333-4347" svg:viewBox="0 0 1334 4348">
          <text:p/>
        </draw:connector>
        <draw:custom-shape draw:style-name="gr5" draw:text-style-name="P3" xml:id="id6" draw:id="id6" draw:layer="controls" svg:width="0.4cm" svg:height="0.4cm" svg:x="4.501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controls" svg:width="0.4cm" svg:height="0.4cm" svg:x="3.2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controls" svg:width="1.4cm" svg:height="0.999cm" svg:x="7cm" svg:y="7.501cm">
          <draw:text-box>
            <text:p><text:span text:style-name="T3">(0; 0)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1:18:45.787586281</meta:creation-date>
    <dc:date>2016-09-07T14:09:58.208033481</dc:date>
    <meta:editing-duration>PT12M15S</meta:editing-duration>
    <meta:editing-cycles>3</meta:editing-cycles>
    <meta:generator>LibreOffice/5.1.4.2$Linux_X86_64 LibreOffice_project/10m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i mathvariant="normal">η</mi>
    <annotation encoding="StarMath 5.0">%eta</annotation>
  </semantics>
</math>
</file>

<file path=Object 2/content.xml><?xml version="1.0" encoding="utf-8"?>
<math xmlns="http://www.w3.org/1998/Math/MathML" display="block">
  <semantics>
    <mi mathvariant="normal">ξ</mi>
    <annotation encoding="StarMath 5.0">%xi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